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29600000057C610CF21CD2664E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Courier New" svg:font-family="'Courier New'" style:font-family-generic="modern"/>
    <style:font-face style:name="Lohit Devanagari1" svg:font-family="'Lohit Devanagari', 'Times New Roman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er">
      <style:text-properties officeooo:paragraph-rsid="000ed061"/>
    </style:style>
    <style:style style:name="P2" style:family="paragraph" style:parent-style-name="List_20_Paragraph">
      <style:paragraph-properties fo:margin-top="0cm" fo:margin-bottom="0cm" loext:contextual-spacing="true" fo:text-align="justify" style:justify-single-word="false"/>
      <style:text-properties fo:color="#2e4675" style:font-name="Arial1" fo:font-size="12pt" style:font-name-asian="Arial1" style:font-size-asian="12pt" style:font-name-complex="Arial1" style:font-size-complex="12pt"/>
    </style:style>
    <style:style style:name="P3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1" fo:font-size="12pt" style:font-name-asian="Arial1" style:font-size-asian="12pt" style:font-name-complex="Arial1" style:font-size-complex="12pt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  <style:text-properties fo:color="#2e4675" style:font-name="Arial1" fo:font-size="12pt" fo:font-weight="bold" style:font-name-asian="Arial1" style:font-size-asian="12pt" style:font-weight-asian="bold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false" fo:text-align="justify" style:justify-single-word="false"/>
      <style:text-properties fo:color="#2e4675" style:font-name="Arial1" fo:font-size="12pt" fo:font-weight="bold" officeooo:paragraph-rsid="000ed061" style:font-name-asian="Arial1" style:font-size-asian="12pt" style:font-weight-asian="bold" style:font-name-complex="Arial1" style:font-size-complex="12pt"/>
    </style:style>
    <style:style style:name="P6" style:family="paragraph" style:parent-style-name="Standard">
      <style:paragraph-properties fo:margin-top="0cm" fo:margin-bottom="0cm" loext:contextual-spacing="false" fo:text-align="justify" style:justify-single-word="false"/>
      <style:text-properties fo:color="#2e4675" style:font-name="Arial1" fo:font-size="12pt" style:font-name-asian="Arial1" style:font-size-asian="12pt" style:font-name-complex="Arial1" style:font-size-complex="12pt"/>
    </style:style>
    <style:style style:name="P7" style:family="paragraph" style:parent-style-name="Standard">
      <style:paragraph-properties fo:margin-top="0cm" fo:margin-bottom="0cm" loext:contextual-spacing="false" fo:text-align="justify" style:justify-single-word="false"/>
      <style:text-properties fo:color="#2e4675" style:font-name="Arial1" fo:font-size="12pt" officeooo:paragraph-rsid="000ed061" style:font-name-asian="Arial1" style:font-size-asian="12pt" style:font-name-complex="Arial1" style:font-size-complex="12pt"/>
    </style:style>
    <style:style style:name="P8" style:family="paragraph" style:parent-style-name="Standard">
      <style:paragraph-properties fo:margin-top="0cm" fo:margin-bottom="0cm" loext:contextual-spacing="false" fo:text-align="justify" style:justify-single-word="false"/>
      <style:text-properties fo:color="#2e4675" style:font-name="Arial1" fo:font-size="12pt" officeooo:paragraph-rsid="00109555" style:font-name-asian="Arial1" style:font-size-asian="12pt" style:font-name-complex="Arial1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text-align="justify" style:justify-single-word="false" style:page-number="1"/>
      <style:text-properties style:font-name="Arial1" fo:font-size="12pt" style:font-name-asian="Arial1" style:font-size-asian="12pt" style:font-name-complex="Arial1" style:font-size-complex="12pt"/>
    </style:style>
    <style:style style:name="P10" style:family="paragraph" style:parent-style-name="Footer">
      <style:paragraph-properties fo:text-align="center" style:justify-single-word="false"/>
      <style:text-properties style:font-name="Arial1" fo:font-size="10pt" officeooo:paragraph-rsid="001278bf" style:font-size-asian="10pt" style:font-size-complex="10pt"/>
    </style:style>
    <style:style style:name="P11" style:family="paragraph">
      <loext:graphic-properties draw:fill="solid" draw:fill-color="#2e4675"/>
      <style:paragraph-properties style:writing-mode="lr-tb"/>
    </style:style>
    <style:style style:name="T1" style:family="text">
      <style:text-properties style:font-name="Arial1" fo:font-size="12pt" style:font-name-asian="Arial1" style:font-size-asian="12pt" style:font-name-complex="Arial1" style:font-size-complex="12pt"/>
    </style:style>
    <style:style style:name="T2" style:family="text">
      <style:text-properties style:font-name="Arial1" style:font-name-asian="Arial1" style:font-name-complex="Arial1"/>
    </style:style>
    <style:style style:name="T3" style:family="text">
      <style:text-properties fo:color="#ffffff" fo:language="none" fo:country="none" officeooo:rsid="001278bf" style:language-asian="none" style:country-asian="none"/>
    </style:style>
    <style:style style:name="T4" style:family="text">
      <style:text-properties style:text-position="0% 100%" style:font-name="Arial" officeooo:rsid="001069c2" style:font-name-asian="Arial2" style:font-name-complex="Arial2" style:font-weight-complex="bold"/>
    </style:style>
    <style:style style:name="T5" style:family="text">
      <style:text-properties style:text-position="0% 100%" style:font-name="Arial" fo:font-weight="normal" officeooo:rsid="001069c2" style:font-name-asian="Arial2" style:font-weight-asian="normal" style:font-name-complex="Arial2"/>
    </style:style>
    <style:style style:name="T6" style:family="text">
      <style:text-properties style:font-name="Arial" style:font-name-asian="Arial2" style:font-name-complex="Arial2"/>
    </style:style>
    <style:style style:name="T7" style:family="text">
      <style:text-properties style:font-name="Arial" fo:background-color="transparent" loext:char-shading-value="0" style:font-name-asian="Arial2" style:font-name-complex="Arial2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solid" draw:fill-color="#2e4675" draw:textarea-horizontal-align="left" draw:textarea-vertical-align="top" draw:auto-grow-height="false" fo:min-height="1.616cm" fo:min-width="20.70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2e4675" draw:textarea-horizontal-align="left" draw:textarea-vertical-align="top" draw:auto-grow-height="false" fo:min-height="0cm" fo:min-width="20.70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date-style style:name="N10034" number:language="es" number:country="AR">
      <number:month number:style="long" number:textual="true"/>
    </number:date-style>
    <number:date-style style:name="N10107" number:language="es" number:country="AR" number:title="Definido por el usuario">
      <number:day/>
    </number:date-style>
    <number:date-style style:name="N10108" number:language="es" number:country="AR" number:title="Definido por el usuario">
      <number:year number:style="long"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3"/>
      <text:p text:style-name="P5">Colegio <text:span text:style-name="T4"><text:text-input text:description="&lt;o.company_id.name&gt;">Tolkien</text:text-input></text:span><text:span text:style-name="T6"><text:s text:c="6"/></text:span><text:s text:c="15"/></text:p>
      <text:p text:style-name="P5">DISTRITO: <text:span text:style-name="T5"><text:text-input text:description="&lt;o.company_id.street2&gt;">Tolkien</text:text-input></text:span></text:p>
      <text:p text:style-name="P5">FECHA: <text:span text:style-name="T6"><text:date style:data-style-name="N10107" text:date-value="2021-04-05T15:04:49.816331234">5</text:date></text:span><text:s/>de <text:span text:style-name="T7"><text:date style:data-style-name="N10034" text:date-value="2021-04-05T15:04:49.816706534">abril</text:date></text:span><text:s/>de <text:span text:style-name="T6"><text:date style:data-style-name="N10108" text:date-value="2021-04-05T15:04:49.817047258">2021</text:date></text:span></text:p>
      <text:p text:style-name="P4"/>
      <text:p text:style-name="P4"/>
      <text:p text:style-name="P8"><text:s text:c="31"/>El que suscribe, <text:span text:style-name="T6"><text:text-input text:description="&lt;o.parent_id.child_ids.filtered(lambda x: x.partner_type=='parent')[0].name&gt;">Padre/Madre</text:text-input></text:span>, Padre / Madre / Adulto responsable del alumno <text:span text:style-name="T6"><text:text-input text:description="&lt;o.name&gt;">Alumno</text:text-input></text:span><text:span text:style-name="T6"><text:s/></text:span>de <text:span text:style-name="T6"><text:text-input text:description="&lt;o.curso_actual.level_id.name&gt;">1° EP</text:text-input></text:span><text:s/>año división <text:span text:style-name="T6"><text:text-input text:description="&lt;o.curso_actual.division_id.name&gt;">A</text:text-input></text:span>, solicita se extienda la documentación correspondiente a efectos de realizar el pase de dicho alumno a la Escuela ……………………………..….. del distrito de …………………………………………………..</text:p>
      <text:p text:style-name="P6"/>
      <text:p text:style-name="P6"><text:s text:c="31"/>A tal efecto adjunto constancia de la vacante otorgada.</text:p>
      <text:p text:style-name="P6"/>
      <text:p text:style-name="P7"><text:s text:c="31"/><text:text-input text:description="&lt;if test=&quot;o.curso_actual.level_id.section_id.name == 'Secundario'&quot;&gt;">if</text:text-input>Declaro en este acto estar en conocimiento de mi responsabilidad en lo referente al cumplimiento de la obligatoriedad de la Educación Secundaria (Artículo 91° inc. a Ley 13688).<text:span text:style-name="T2"><text:text-input text:description="&lt;/if&gt;">/if</text:text-input>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Firma:</text:p>
      <text:p text:style-name="P6">Aclaración:</text:p>
      <text:p text:style-name="P6">DNI N°:</text:p>
      <text:p text:style-name="P6">Domicilio constituido: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Courier New" svg:font-family="'Courier New'" style:font-family-generic="modern"/>
    <style:font-face style:name="Lohit Devanagari1" svg:font-family="'Lohit Devanagari', 'Times New Roman'" style:font-pitch="variable"/>
    <style:font-face style:name="Noto Sans CJK SC1" svg:font-family="'Noto Sans CJK SC'" style:font-pitch="variable"/>
    <style:font-face style:name="Arial" svg:font-family="Arial" style:font-family-generic="roman" style:font-pitch="variable"/>
    <style:font-face style:name="Garamond" svg:font-family="Garamond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fo:hyphenation-ladder-count="no-limit" style:writing-mode="lr-tb"/>
      <style:text-properties style:use-window-font-color="true" style:font-name="Calibri" fo:font-family="Calibri" style:font-family-generic="swiss" style:font-pitch="variable" fo:font-size="11pt" fo:language="es" fo:country="AR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Standard" style:class="text">
      <style:paragraph-properties fo:margin-top="0.847cm" fo:margin-bottom="0.212cm" loext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-complex="Lohit Devanagari1" style:font-family-complex="'Lohit Devanagari', 'Times New Roman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margin-top="0.847cm" fo:margin-bottom="0.212cm" loext:contextual-spacing="false" fo:keep-together="always" fo:text-indent="0cm" style:auto-text-indent="false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left="0cm" fo:margin-right="0cm" fo:margin-top="0.635cm" fo:margin-bottom="0.141cm" loext:contextual-spacing="false" fo:keep-together="always" fo:text-indent="0cm" style:auto-text-indent="false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margin-top="0.494cm" fo:margin-bottom="0.141cm" loext:contextual-spacing="false" fo:keep-together="always" fo:text-indent="0cm" style:auto-text-indent="false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0cm" fo:margin-right="0cm" fo:margin-top="0.423cm" fo:margin-bottom="0.071cm" loext:contextual-spacing="false" fo:keep-together="always" fo:text-indent="0cm" style:auto-text-indent="false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0cm" fo:margin-right="0cm" fo:margin-top="0.388cm" fo:margin-bottom="0.071cm" loext:contextual-spacing="false" fo:keep-together="always" fo:text-indent="0cm" style:auto-text-indent="false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0cm" fo:margin-right="0cm" fo:margin-top="0.353cm" fo:margin-bottom="0.071cm" loext:contextual-spacing="false" fo:keep-together="always" fo:text-indent="0cm" style:auto-text-indent="false" fo:keep-with-next="always"/>
      <style:text-properties fo:font-size="10pt" fo:font-weight="bold" style:font-size-asian="10pt" style:font-weight-asian="bold" style:font-size-complex="10pt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Noto Sans CJK SC1" style:font-family-asian="'Noto Sans CJK SC'" style:font-pitch-asian="variable" style:font-size-asian="14pt" style:font-name-complex="Lohit Devanagari1" style:font-family-complex="'Lohit Devanagari', 'Times New Roman'" style:font-pitch-complex="variable" style:font-size-complex="14pt"/>
    </style:style>
    <style:style style:name="Descripción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Devanagari1" style:font-family-complex="'Lohit Devanagari', 'Times New Roman'" style:font-pitch-complex="variable"/>
    </style:style>
    <style:style style:name="Subtitle" style:family="paragraph" style:parent-style-name="Standard" style:next-style-name="Standard" style:class="chapter">
      <style:paragraph-properties fo:margin-top="0.635cm" fo:margin-bottom="0.141cm" loext:contextual-spacing="fals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" style:font-family-asian="Georgia" style:font-family-generic-asian="roman" style:font-pitch-asian="variable" style:font-size-asian="24pt" style:font-style-asian="italic" style:font-name-complex="Georgia" style:font-family-complex="Georgia" style:font-family-generic-complex="roman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353cm" loext:contextual-spacing="true" fo:text-indent="0cm" style:auto-text-indent="false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style:font-name-asian="Garamond" style:font-family-asian="Garamond" style:font-family-generic-asian="roman" style:font-pitch-asian="variable" style:font-name-complex="Garamond" style:font-family-complex="Garamond" style:font-family-generic-complex="roman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modern"/>
    </style:style>
    <style:style style:name="ListLabel_20_3" style:display-name="ListLabel 3" style:family="text">
      <style:text-properties style:font-name-complex="Courier New" style:font-family-complex="'Courier New'" style:font-family-generic-complex="modern"/>
    </style:style>
    <style:style style:name="ListLabel_20_4" style:display-name="ListLabel 4" style:family="text">
      <style:text-properties style:font-name-complex="Courier New" style:font-family-complex="'Courier New'" style:font-family-generic-complex="modern"/>
    </style:style>
    <style:style style:name="Encabezado_20_Car" style:display-name="Encabezado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Pie_20_de_20_página_20_Car" style:display-name="Pie de página Car" style:family="text">
      <style:text-properties style:font-name="Calibri" fo:font-family="Calibri" style:font-family-generic="swiss" style:font-pitch="variable" fo:font-size="11pt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0ed061"/>
    </style:style>
    <style:style style:name="MP2" style:family="paragraph" style:parent-style-name="Footer">
      <style:paragraph-properties fo:text-align="center" style:justify-single-word="false"/>
      <style:text-properties style:font-name="Arial1" fo:font-size="10pt" officeooo:paragraph-rsid="001278bf" style:font-size-asian="10pt" style:font-size-complex="10pt"/>
    </style:style>
    <style:style style:name="MP3" style:family="paragraph">
      <loext:graphic-properties draw:fill="solid" draw:fill-color="#2e4675"/>
      <style:paragraph-properties style:writing-mode="lr-tb"/>
    </style:style>
    <style:style style:name="MT1" style:family="text">
      <style:text-properties style:font-name="Arial1" fo:font-size="12pt" style:font-name-asian="Arial1" style:font-size-asian="12pt" style:font-name-complex="Arial1" style:font-size-complex="12pt"/>
    </style:style>
    <style:style style:name="MT2" style:family="text">
      <style:text-properties fo:color="#ffffff" fo:language="none" fo:country="none" officeooo:rsid="001278bf" style:language-asian="none" style:country-asian="none"/>
    </style:style>
    <style:style style:name="M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draw:fill="solid" draw:fill-color="#2e4675" draw:textarea-horizontal-align="left" draw:textarea-vertical-align="top" draw:auto-grow-height="false" fo:min-height="0cm" fo:min-width="20.70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solid" draw:fill-color="#2e4675" draw:textarea-horizontal-align="left" draw:textarea-vertical-align="top" draw:auto-grow-height="false" fo:min-height="1.616cm" fo:min-width="20.708cm" fo:padding-top="0.229cm" fo:padding-bottom="0.229cm" fo:padding-left="0.441cm" fo:padding-right="0.441cm" fo:wrap-option="wrap" draw:shadow-color="#808080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fo:background-color="#ffffff" style:writing-mode="lr-tb" style:layout-grid-color="#c0c0c0" style:layout-grid-lines="51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901cm" fo:margin-left="0cm" fo:margin-right="0cm" fo:margin-top="0.8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MP1"><text:bookmark text:name="_GoBack"/><text:text-input text:description="&lt;if test=&quot;o.company_id.state_id.code == 'B'&quot;&gt;">if</text:text-input><draw:frame draw:style-name="Mfr1" draw:name="Imagen1" text:anchor-type="as-char" svg:width="9.999cm" svg:height="1.318cm" draw:z-index="0"><draw:image xlink:href="Pictures/100000000000029600000057C610CF21CD2664EE.png" xlink:type="simple" xlink:show="embed" xlink:actuate="onLoad" loext:mime-type="image/png"/></draw:frame><text:span text:style-name="MT1"><text:text-input text:description="&lt;/if&gt;">/if</text:text-input></text:span></text:p>
      </style:header>
      <style:footer>
        <text:p text:style-name="MP2"><draw:custom-shape text:anchor-type="char" draw:z-index="2" draw:style-name="Mgr1" draw:text-style-name="MP3" svg:width="21.591cm" svg:height="0.149cm" svg:x="-1.967cm" svg:y="-0.097cm"><text:p/><draw:enhanced-geometry svg:viewBox="0 0 21600 21600" draw:type="rectangle" draw:enhanced-path="M 0 0 L 21600 0 21600 21600 0 21600 0 0 Z N"/></draw:custom-shape><draw:custom-shape text:anchor-type="char" draw:z-index="1" draw:style-name="Mgr2" draw:text-style-name="MP3" svg:width="21.591cm" svg:height="2.075cm" svg:x="-1.988cm" svg:y="0.22cm"><text:p/><draw:enhanced-geometry svg:viewBox="0 0 21600 21600" draw:type="rectangle" draw:enhanced-path="M 0 0 L 21600 0 21600 21600 0 21600 0 0 Z N"/></draw:custom-shape><text:span text:style-name="MT2"><text:text-input text:description="&lt;o.company_id.email&gt;">info@chesterton.com</text:text-input></text:span><text:span text:style-name="MT2"><text:s/>- </text:span><text:span text:style-name="MT2"><text:text-input text:description="&lt;o.company_id.street&gt;">Sarmiento 300</text:text-input></text:span><text:span text:style-name="MT2">, </text:span><text:span text:style-name="MT2"><text:text-input text:description="&lt;o.company_id.city&gt;">Necochea</text:text-input></text:span><text:span text:style-name="MT2"><text:s/>- </text:span><text:span text:style-name="MT2"><text:text-input text:description="&lt;o.company_id.phone&gt;">1126446394</text:text-inpu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ontacto</dc:title>
    <dc:subject/>
    <meta:keyword/>
    <dc:description/>
    <meta:initial-creator>hp</meta:initial-creator>
    <meta:creation-date>2021-03-26T17:01:00</meta:creation-date>
    <dc:date>2021-04-05T15:04:49.672404449</dc:date>
    <meta:editing-cycles>8</meta:editing-cycles>
    <meta:editing-duration>PT28M6S</meta:editing-duration>
    <meta:generator>LibreOffice/6.0.7.3$Linux_X86_64 LibreOffice_project/00m0$Build-3</meta:generator>
    <meta:document-statistic meta:table-count="0" meta:image-count="1" meta:object-count="0" meta:page-count="1" meta:paragraph-count="12" meta:word-count="137" meta:character-count="820" meta:non-whitespace-character-count="615"/>
    <meta:user-defined meta:name="AppVersion">16.0000</meta:user-defined>
    <meta:user-defined meta:name="DocSecurity" meta:value-type="float">0</meta:user-defined>
    <meta:user-defined meta:name="Generator">Aeroo Reports 12.0.1.0.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ftware" meta:value-type="string">Odoo 12.0+e</meta:user-defined>
    <meta:user-defined meta:name="URL" meta:value-type="string">http://www.alistek.com</meta:user-defined>
  </office:meta>
</office:document-meta>
</file>